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/>
          <table:table-cell office:value-type="string" calcext:value-type="string">
            <text:p>iterative</text:p>
          </table:table-cell>
          <table:table-cell table:number-columns-repeated="5"/>
          <table:table-cell office:value-type="string" calcext:value-type="string">
            <text:p>tuneSV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bf_sig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office:value-type="float" office:value="93.55" calcext:value-type="float">
            <text:p>93,55</text:p>
          </table:table-cell>
          <table:table-cell office:value-type="float" office:value="61.7" calcext:value-type="float">
            <text:p>61,7</text:p>
          </table:table-cell>
          <table:table-cell office:value-type="float" office:value="81.82" calcext:value-type="float">
            <text:p>81,82</text:p>
          </table:table-cell>
          <table:table-cell office:value-type="float" office:value="74.36" calcext:value-type="float">
            <text:p>74,36</text:p>
          </table:table-cell>
          <table:table-cell office:value-type="float" office:value="9.4944" calcext:value-type="float">
            <text:p>9,4944</text:p>
          </table:table-cell>
          <table:table-cell office:value-type="float" office:value="7.7012" calcext:value-type="float">
            <text:p>7,7012</text:p>
          </table:table-cell>
          <table:table-cell table:formula="of:=1/(2*[.I3]^2)" office:value-type="float" office:value="0.00843049742397856" calcext:value-type="float">
            <text:p>0,0084304974</text:p>
          </table:table-cell>
          <table:table-cell office:value-type="float" office:value="96.3" calcext:value-type="float">
            <text:p>96,3</text:p>
          </table:table-cell>
          <table:table-cell office:value-type="float" office:value="55.32" calcext:value-type="float">
            <text:p>55,32</text:p>
          </table:table-cell>
          <table:table-cell office:value-type="float" office:value="80" calcext:value-type="float">
            <text:p>80</text:p>
          </table:table-cell>
          <table:table-cell office:value-type="float" office:value="70.27" calcext:value-type="float">
            <text:p>70,27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 office:value-type="float" office:value="96.15" calcext:value-type="float">
            <text:p>96,15</text:p>
          </table:table-cell>
          <table:table-cell office:value-type="float" office:value="73.53" calcext:value-type="float">
            <text:p>73,53</text:p>
          </table:table-cell>
          <table:table-cell office:value-type="float" office:value="90.91" calcext:value-type="float">
            <text:p>90,91</text:p>
          </table:table-cell>
          <table:table-cell office:value-type="float" office:value="83.33" calcext:value-type="float">
            <text:p>83,33</text:p>
          </table:table-cell>
          <table:table-cell office:value-type="float" office:value="0.1564" calcext:value-type="float">
            <text:p>0,1564</text:p>
          </table:table-cell>
          <table:table-cell office:value-type="float" office:value="0.0873" calcext:value-type="float">
            <text:p>0,0873</text:p>
          </table:table-cell>
          <table:table-cell table:formula="of:=1/(2*[.I4]^2)" office:value-type="float" office:value="65.6056914249425" calcext:value-type="float">
            <text:p>65,6056914249</text:p>
          </table:table-cell>
          <table:table-cell office:value-type="float" office:value="88" calcext:value-type="float">
            <text:p>88</text:p>
          </table:table-cell>
          <table:table-cell office:value-type="float" office:value="64.71" calcext:value-type="float">
            <text:p>64,71</text:p>
          </table:table-cell>
          <table:table-cell office:value-type="float" office:value="86.36" calcext:value-type="float">
            <text:p>86,36</text:p>
          </table:table-cell>
          <table:table-cell office:value-type="float" office:value="74.58" calcext:value-type="float">
            <text:p>74,58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90.91" calcext:value-type="float">
            <text:p>90,91</text:p>
          </table:table-cell>
          <table:table-cell office:value-type="float" office:value="89.74" calcext:value-type="float">
            <text:p>89,74</text:p>
          </table:table-cell>
          <table:table-cell office:value-type="float" office:value="86.36" calcext:value-type="float">
            <text:p>86,36</text:p>
          </table:table-cell>
          <table:table-cell office:value-type="float" office:value="90.32" calcext:value-type="float">
            <text:p>90,32</text:p>
          </table:table-cell>
          <table:table-cell office:value-type="float" office:value="122.0237" calcext:value-type="float">
            <text:p>122,0237</text:p>
          </table:table-cell>
          <table:table-cell office:value-type="float" office:value="16.5457" calcext:value-type="float">
            <text:p>16,5457</text:p>
          </table:table-cell>
          <table:table-cell table:formula="of:=1/(2*[.I5]^2)" office:value-type="float" office:value="0.00182641604229559" calcext:value-type="float">
            <text:p>0,001826416</text:p>
          </table:table-cell>
          <table:table-cell office:value-type="float" office:value="89.87" calcext:value-type="float">
            <text:p>89,87</text:p>
          </table:table-cell>
          <table:table-cell office:value-type="float" office:value="91.03" calcext:value-type="float">
            <text:p>91,03</text:p>
          </table:table-cell>
          <table:table-cell office:value-type="float" office:value="86.36" calcext:value-type="float">
            <text:p>86,36</text:p>
          </table:table-cell>
          <table:table-cell office:value-type="float" office:value="90.45" calcext:value-type="float">
            <text:p>90,45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,003</text:p>
          </table:table-cell>
          <table:table-cell office:value-type="float" office:value="94.5" calcext:value-type="float">
            <text:p>94,5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,55</text:p>
          </table:table-cell>
          <table:table-cell office:value-type="float" office:value="97.17" calcext:value-type="float">
            <text:p>97,17</text:p>
          </table:table-cell>
          <table:table-cell office:value-type="float" office:value="0.2649" calcext:value-type="float">
            <text:p>0,2649</text:p>
          </table:table-cell>
          <table:table-cell office:value-type="float" office:value="0.454" calcext:value-type="float">
            <text:p>0,454</text:p>
          </table:table-cell>
          <table:table-cell table:formula="of:=1/(2*[.I6]^2)" office:value-type="float" office:value="2.42581847115217" calcext:value-type="float">
            <text:p>2,4258184712</text:p>
          </table:table-cell>
          <table:table-cell office:value-type="float" office:value="93.64" calcext:value-type="float">
            <text:p>93,64</text:p>
          </table:table-cell>
          <table:table-cell office:value-type="float" office:value="100" calcext:value-type="float">
            <text:p>100</text:p>
          </table:table-cell>
          <table:table-cell office:value-type="float" office:value="93.64" calcext:value-type="float">
            <text:p>93,64</text:p>
          </table:table-cell>
          <table:table-cell office:value-type="float" office:value="96.71" calcext:value-type="float">
            <text:p>96,71</text:p>
          </table:table-cell>
          <table:table-cell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,003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,5</text:p>
          </table:table-cell>
          <table:table-cell office:value-type="float" office:value="95.45" calcext:value-type="float">
            <text:p>95,45</text:p>
          </table:table-cell>
          <table:table-cell office:value-type="float" office:value="54.55" calcext:value-type="float">
            <text:p>54,55</text:p>
          </table:table-cell>
          <table:table-cell office:value-type="float" office:value="21.1449" calcext:value-type="float">
            <text:p>21,1449</text:p>
          </table:table-cell>
          <table:table-cell office:value-type="float" office:value="4.5667" calcext:value-type="float">
            <text:p>4,5667</text:p>
          </table:table-cell>
          <table:table-cell table:formula="of:=1/(2*[.I7]^2)" office:value-type="float" office:value="0.0239753546128649" calcext:value-type="float">
            <text:p>0,0239753546</text:p>
          </table:table-cell>
          <table:table-cell office:value-type="float" office:value="13.33" calcext:value-type="float">
            <text:p>13,33</text:p>
          </table:table-cell>
          <table:table-cell office:value-type="float" office:value="25" calcext:value-type="float">
            <text:p>25</text:p>
          </table:table-cell>
          <table:table-cell office:value-type="float" office:value="82.73" calcext:value-type="float">
            <text:p>82,73</text:p>
          </table:table-cell>
          <table:table-cell office:value-type="float" office:value="17.39" calcext:value-type="float">
            <text:p>17,39</text:p>
          </table:table-cell>
          <table:table-cell office:value-type="string" calcext:value-type="string">
            <text:p>2<text:span text:style-name="T1">nd</text:span>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91.86" calcext:value-type="float">
            <text:p>91,86</text:p>
          </table:table-cell>
          <table:table-cell office:value-type="float" office:value="90.8" calcext:value-type="float">
            <text:p>90,8</text:p>
          </table:table-cell>
          <table:table-cell office:value-type="float" office:value="86.36" calcext:value-type="float">
            <text:p>86,36</text:p>
          </table:table-cell>
          <table:table-cell office:value-type="float" office:value="91.33" calcext:value-type="float">
            <text:p>91,33</text:p>
          </table:table-cell>
          <table:table-cell office:value-type="float" office:value="3.7268" calcext:value-type="float">
            <text:p>3,7268</text:p>
          </table:table-cell>
          <table:table-cell office:value-type="float" office:value="4.0033" calcext:value-type="float">
            <text:p>4,0033</text:p>
          </table:table-cell>
          <table:table-cell table:formula="of:=1/(2*[.I8]^2)" office:value-type="float" office:value="0.0311985012384766" calcext:value-type="float">
            <text:p>0,0311985012</text:p>
          </table:table-cell>
          <table:table-cell office:value-type="float" office:value="92.59" calcext:value-type="float">
            <text:p>92,59</text:p>
          </table:table-cell>
          <table:table-cell office:value-type="float" office:value="86.21" calcext:value-type="float">
            <text:p>86,21</text:p>
          </table:table-cell>
          <table:table-cell office:value-type="float" office:value="83.64" calcext:value-type="float">
            <text:p>83,64</text:p>
          </table:table-cell>
          <table:table-cell office:value-type="float" office:value="89.29" calcext:value-type="float">
            <text:p>89,29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,003</text:p>
          </table:table-cell>
          <table:table-cell office:value-type="float" office:value="89.39" calcext:value-type="float">
            <text:p>89,39</text:p>
          </table:table-cell>
          <table:table-cell office:value-type="float" office:value="86.76" calcext:value-type="float">
            <text:p>86,76</text:p>
          </table:table-cell>
          <table:table-cell office:value-type="float" office:value="85.45" calcext:value-type="float">
            <text:p>85,45</text:p>
          </table:table-cell>
          <table:table-cell office:value-type="float" office:value="88.06" calcext:value-type="float">
            <text:p>88,06</text:p>
          </table:table-cell>
          <table:table-cell office:value-type="float" office:value="89.0055" calcext:value-type="float">
            <text:p>89,0055</text:p>
          </table:table-cell>
          <table:table-cell office:value-type="float" office:value="12.4984" calcext:value-type="float">
            <text:p>12,4984</text:p>
          </table:table-cell>
          <table:table-cell table:formula="of:=1/(2*[.I9]^2)" office:value-type="float" office:value="0.00320081935731325" calcext:value-type="float">
            <text:p>0,0032008194</text:p>
          </table:table-cell>
          <table:table-cell office:value-type="float" office:value="87.32" calcext:value-type="float">
            <text:p>87,32</text:p>
          </table:table-cell>
          <table:table-cell office:value-type="float" office:value="91.18" calcext:value-type="float">
            <text:p>91,18</text:p>
          </table:table-cell>
          <table:table-cell office:value-type="float" office:value="86.36" calcext:value-type="float">
            <text:p>86,36</text:p>
          </table:table-cell>
          <table:table-cell office:value-type="float" office:value="89.21" calcext:value-type="float">
            <text:p>89,21</text:p>
          </table:table-cell>
          <table:table-cell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66.67" calcext:value-type="float">
            <text:p>66,67</text:p>
          </table:table-cell>
          <table:table-cell office:value-type="float" office:value="20" calcext:value-type="float">
            <text:p>20</text:p>
          </table:table-cell>
          <table:table-cell office:value-type="float" office:value="91.82" calcext:value-type="float">
            <text:p>91,82</text:p>
          </table:table-cell>
          <table:table-cell office:value-type="float" office:value="30.77" calcext:value-type="float">
            <text:p>30,77</text:p>
          </table:table-cell>
          <table:table-cell office:value-type="float" office:value="3.7205" calcext:value-type="float">
            <text:p>3,7205</text:p>
          </table:table-cell>
          <table:table-cell office:value-type="float" office:value="0.2916" calcext:value-type="float">
            <text:p>0,2916</text:p>
          </table:table-cell>
          <table:table-cell table:formula="of:=1/(2*[.I10]^2)" office:value-type="float" office:value="5.88023882237163" calcext:value-type="float">
            <text:p>5,8802388224</text:p>
          </table:table-cell>
          <table:table-cell office:value-type="float" office:value="16.67" calcext:value-type="float">
            <text:p>16,67</text:p>
          </table:table-cell>
          <table:table-cell office:value-type="float" office:value="10" calcext:value-type="float">
            <text:p>10</text:p>
          </table:table-cell>
          <table:table-cell office:value-type="float" office:value="87.27" calcext:value-type="float">
            <text:p>87,27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2<text:span text:style-name="T1">nd</text:span>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,003</text:p>
          </table:table-cell>
          <table:table-cell office:value-type="float" office:value="82.61" calcext:value-type="float">
            <text:p>82,61</text:p>
          </table:table-cell>
          <table:table-cell office:value-type="float" office:value="44.19" calcext:value-type="float">
            <text:p>44,19</text:p>
          </table:table-cell>
          <table:table-cell office:value-type="float" office:value="74.55" calcext:value-type="float">
            <text:p>74,55</text:p>
          </table:table-cell>
          <table:table-cell office:value-type="float" office:value="57.58" calcext:value-type="float">
            <text:p>57,58</text:p>
          </table:table-cell>
          <table:table-cell office:value-type="float" office:value="26.0919" calcext:value-type="float">
            <text:p>26,0919</text:p>
          </table:table-cell>
          <table:table-cell office:value-type="float" office:value="14.6506" calcext:value-type="float">
            <text:p>14,6506</text:p>
          </table:table-cell>
          <table:table-cell table:formula="of:=1/(2*[.I11]^2)" office:value-type="float" office:value="0.00232948105107577" calcext:value-type="float">
            <text:p>0,0023294811</text:p>
          </table:table-cell>
          <table:table-cell office:value-type="float" office:value="85" calcext:value-type="float">
            <text:p>85</text:p>
          </table:table-cell>
          <table:table-cell office:value-type="float" office:value="39.53" calcext:value-type="float">
            <text:p>39,53</text:p>
          </table:table-cell>
          <table:table-cell office:value-type="float" office:value="73.64" calcext:value-type="float">
            <text:p>73,64</text:p>
          </table:table-cell>
          <table:table-cell office:value-type="float" office:value="53.97" calcext:value-type="float">
            <text:p>53,97</text:p>
          </table:table-cell>
          <table:table-cell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  <table:table-cell office:value-type="float" office:value="100" calcext:value-type="float">
            <text:p>100</text:p>
          </table:table-cell>
          <table:table-cell office:value-type="float" office:value="42.86" calcext:value-type="float">
            <text:p>42,86</text:p>
          </table:table-cell>
          <table:table-cell office:value-type="float" office:value="92.73" calcext:value-type="float">
            <text:p>92,73</text:p>
          </table:table-cell>
          <table:table-cell office:value-type="float" office:value="60" calcext:value-type="float">
            <text:p>60</text:p>
          </table:table-cell>
          <table:table-cell office:value-type="float" office:value="7.963" calcext:value-type="float">
            <text:p>7,963</text:p>
          </table:table-cell>
          <table:table-cell office:value-type="float" office:value="10.7455" calcext:value-type="float">
            <text:p>10,7455</text:p>
          </table:table-cell>
          <table:table-cell table:formula="of:=1/(2*[.I12]^2)" office:value-type="float" office:value="0.00433028765942866" calcext:value-type="float">
            <text:p>0,0043302877</text:p>
          </table:table-cell>
          <table:table-cell office:value-type="float" office:value="85.71" calcext:value-type="float">
            <text:p>85,71</text:p>
          </table:table-cell>
          <table:table-cell office:value-type="float" office:value="42.86" calcext:value-type="float">
            <text:p>42,86</text:p>
          </table:table-cell>
          <table:table-cell office:value-type="float" office:value="91.82" calcext:value-type="float">
            <text:p>91,82</text:p>
          </table:table-cell>
          <table:table-cell office:value-type="float" office:value="57.14" calcext:value-type="float">
            <text:p>57,14</text:p>
          </table:table-cell>
          <table:table-cell office:value-type="string" calcext:value-type="string">
            <text:p>3<text:span text:style-name="T1">rd</text:span>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O</text:p>
          </table:table-cell>
          <table:table-cell table:formula="of:=(SUM([.B3:.B12])/10)" office:value-type="float" office:value="13.06" calcext:value-type="float">
            <text:p>13,06</text:p>
          </table:table-cell>
          <table:table-cell table:formula="of:=(SUM([.C3:.C12])/10)" office:value-type="float" office:value="0.0069" calcext:value-type="float">
            <text:p>0,0069</text:p>
          </table:table-cell>
          <table:table-cell table:formula="of:=(SUM([.D3:.D12])/10)" office:value-type="float" office:value="90.564" calcext:value-type="float">
            <text:p>90,564</text:p>
          </table:table-cell>
          <table:table-cell table:formula="of:=(SUM([.E3:.E12])/10)" office:value-type="float" office:value="64.708" calcext:value-type="float">
            <text:p>64,708</text:p>
          </table:table-cell>
          <table:table-cell table:formula="of:=(SUM([.F3:.F12])/10)" office:value-type="float" office:value="88" calcext:value-type="float">
            <text:p>88</text:p>
          </table:table-cell>
          <table:table-cell table:formula="of:=(SUM([.G3:.G12])/10)" office:value-type="float" office:value="72.747" calcext:value-type="float">
            <text:p>72,747</text:p>
          </table:table-cell>
          <table:table-cell table:formula="of:=(SUM([.H3:.H12])/10)" office:value-type="float" office:value="28.3592" calcext:value-type="float">
            <text:p>28,3592</text:p>
          </table:table-cell>
          <table:table-cell table:formula="of:=(SUM([.I3:.I12])/10)" office:value-type="float" office:value="7.15443" calcext:value-type="float">
            <text:p>7,15443</text:p>
          </table:table-cell>
          <table:table-cell table:formula="of:=(SUM([.J3:.J12])/10)" office:value-type="float" office:value="7.39870400758517" calcext:value-type="float">
            <text:p>7,3987040076</text:p>
          </table:table-cell>
          <table:table-cell table:formula="of:=(SUM([.K3:.K12])/10)" office:value-type="float" office:value="74.843" calcext:value-type="float">
            <text:p>74,843</text:p>
          </table:table-cell>
          <table:table-cell table:formula="of:=(SUM([.L3:.L12])/10)" office:value-type="float" office:value="60.584" calcext:value-type="float">
            <text:p>60,584</text:p>
          </table:table-cell>
          <table:table-cell table:formula="of:=(SUM([.M3:.M12])/10)" office:value-type="float" office:value="85.182" calcext:value-type="float">
            <text:p>85,182</text:p>
          </table:table-cell>
          <table:table-cell table:formula="of:=(SUM([.N3:.N12])/10)" office:value-type="float" office:value="65.151" calcext:value-type="float">
            <text:p>65,151</text:p>
          </table:table-cell>
          <table:table-cell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Problem 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Report</text:p>
          </table:table-cell>
          <table:table-cell table:style-name="Default" table:number-columns-repeated="14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kWh_count</text:p>
          </table:table-cell>
          <table:table-cell table:style-name="ce2" office:value-type="string" calcext:value-type="string">
            <text:p>kWh_rate</text:p>
          </table:table-cell>
          <table:table-cell table:style-name="Default" office:value-type="string" calcext:value-type="string">
            <text:p>time_count</text:p>
          </table:table-cell>
          <table:table-cell table:style-name="Default" office:value-type="string" calcext:value-type="string">
            <text:p>time rate (%)</text:p>
          </table:table-cell>
          <table:table-cell table:style-name="Default" office:value-type="string" calcext:value-type="string">
            <text:p>Yval(days)</text:p>
          </table:table-cell>
          <table:table-cell table:style-name="Default" office:value-type="string" calcext:value-type="string">
            <text:p>Predicted(Days)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1814" calcext:value-type="float">
            <text:p>1814</text:p>
          </table:table-cell>
          <table:table-cell table:style-name="Default" office:value-type="string" calcext:value-type="string">
            <text:p>5.0224</text:p>
          </table:table-cell>
          <table:table-cell table:style-name="Default" office:value-type="string" calcext:value-type="string">
            <text:p>6.0882e-0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0.00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7:35:46.5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4:30:34.611473932</meta:creation-date>
    <dc:date>2017-03-17T01:21:50.482000000</dc:date>
    <meta:editing-duration>PT7H17M8S</meta:editing-duration>
    <meta:editing-cycles>6</meta:editing-cycles>
    <meta:generator>LibreOffice/5.1.1.3$Windows_x86 LibreOffice_project/89f508ef3ecebd2cfb8e1def0f0ba9a803b88a6d</meta:generator>
    <meta:document-statistic meta:table-count="1" meta:cell-count="189" meta:object-count="0"/>
  </office:meta>
</office:document-meta>
</file>